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font-style="italic" officeooo:rsid="004eb66f" officeooo:paragraph-rsid="00641d2b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line-height="100%" fo:text-align="justify" style:justify-single-word="false"/>
      <style:text-properties fo:color="#000000" style:font-name="Times New Roman" fo:font-size="14pt" fo:language="uk" fo:country="UA" fo:font-style="normal" style:text-underline-style="none" fo:font-weight="normal" officeooo:rsid="004ec8c2" officeooo:paragraph-rsid="004ec8c2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Times New Roman" fo:font-size="14pt" fo:language="uk" fo:country="UA" fo:font-style="normal" style:text-underline-style="none" fo:font-weight="bold" officeooo:rsid="004ec8c2" officeooo:paragraph-rsid="004ec8c2" style:letter-kerning="true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tyle="italic" fo:font-weight="bold" officeooo:rsid="004eb66f" officeooo:paragraph-rsid="004eb66f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fo:font-style="italic" fo:font-weight="bold" officeooo:rsid="004eb66f" officeooo:paragraph-rsid="004eb66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fo:color="#000000" fo:font-style="italic" fo:font-weight="bold" officeooo:rsid="004ec8c2" officeooo:paragraph-rsid="00508da7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fo:font-style="italic" fo:font-weight="bold" officeooo:rsid="00508da7" officeooo:paragraph-rsid="00508da7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fo:font-style="normal" fo:font-weight="bold" officeooo:rsid="004ae470" officeooo:paragraph-rsid="006ebda0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color="#000000"/>
    </style:style>
    <style:style style:name="P10" style:family="paragraph" style:parent-style-name="Text_20_body">
      <style:text-properties fo:color="#000000" officeooo:paragraph-rsid="0059edbc"/>
    </style:style>
    <style:style style:name="P11" style:family="paragraph" style:parent-style-name="Text_20_body">
      <style:text-properties fo:color="#000000" style:text-underline-style="none"/>
    </style:style>
    <style:style style:name="P12" style:family="paragraph" style:parent-style-name="Text_20_body">
      <style:text-properties fo:color="#000000" officeooo:paragraph-rsid="005db965"/>
    </style:style>
    <style:style style:name="P13" style:family="paragraph" style:parent-style-name="Text_20_body">
      <style:text-properties fo:color="#000000" officeooo:paragraph-rsid="0061d017"/>
    </style:style>
    <style:style style:name="P14" style:family="paragraph" style:parent-style-name="Text_20_body">
      <style:text-properties fo:color="#000000" officeooo:paragraph-rsid="00634396"/>
    </style:style>
    <style:style style:name="P15" style:family="paragraph" style:parent-style-name="Text_20_body">
      <style:text-properties fo:color="#000000" officeooo:paragraph-rsid="00676f56"/>
    </style:style>
    <style:style style:name="P16" style:family="paragraph" style:parent-style-name="Text_20_body">
      <style:text-properties fo:color="#000000" style:font-name="Times New Roman" fo:font-size="14pt" fo:language="uk" fo:country="UA" fo:font-style="normal" style:text-underline-style="none" fo:font-weight="normal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7" style:family="paragraph" style:parent-style-name="Text_20_body">
      <style:text-properties fo:color="#000000" style:font-name="Times New Roman" fo:font-size="14pt" fo:language="uk" fo:country="UA" fo:font-style="normal" style:text-underline-style="none" fo:font-weight="normal" officeooo:paragraph-rsid="006ebda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8" style:family="paragraph" style:parent-style-name="Text_20_body">
      <style:text-properties officeooo:paragraph-rsid="006ccfd8"/>
    </style:style>
    <style:style style:name="P19" style:family="paragraph" style:parent-style-name="Standard">
      <style:paragraph-properties fo:line-height="100%" fo:text-align="justify" style:justify-single-word="false"/>
      <style:text-properties fo:color="#000000" style:font-name="Times New Roman" fo:font-size="14pt" fo:language="uk" fo:country="UA" fo:font-style="normal" style:text-underline-style="none" fo:font-weight="normal" officeooo:rsid="004ec8c2" officeooo:paragraph-rsid="004ec8c2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fo:color="#000000" fo:font-style="normal" fo:font-weight="bold" officeooo:rsid="004ae470" officeooo:paragraph-rsid="006ebda0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fo:color="#000000" fo:font-style="italic" fo:font-weight="bold" officeooo:rsid="004ec8c2" officeooo:paragraph-rsid="00508da7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line-height="100%" fo:text-align="justify" style:justify-single-word="false"/>
      <style:text-properties fo:color="#000000" fo:font-style="italic" fo:font-weight="bold" officeooo:rsid="004ec8c2" officeooo:paragraph-rsid="004ec8c2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line-height="100%" fo:text-align="justify" style:justify-single-word="false"/>
      <style:text-properties fo:color="#000000" fo:font-style="italic" fo:font-weight="bold" officeooo:rsid="00508da7" officeooo:paragraph-rsid="00508da7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fo:color="#000000"/>
    </style:style>
    <style:style style:name="P25" style:family="paragraph" style:parent-style-name="Text_20_body" style:list-style-name="L1" style:master-page-name="">
      <style:paragraph-properties fo:margin-left="0.25mm" fo:margin-right="0mm" fo:margin-top="1.99mm" fo:margin-bottom="0mm" style:contextual-spacing="false" fo:text-align="justify" style:justify-single-word="false" fo:orphans="2" fo:widows="2" fo:text-indent="10mm" style:auto-text-indent="false" style:page-number="auto" fo:background-color="transparent" style:shadow="none" style:writing-mode="lr-tb">
        <style:background-image/>
      </style:paragraph-properties>
      <style:text-properties fo:color="#000000" style:text-underline-style="none" officeooo:rsid="005be160" officeooo:paragraph-rsid="006935ec"/>
    </style:style>
    <style:style style:name="P26" style:family="paragraph" style:parent-style-name="Text_20_body" style:list-style-name="L2">
      <style:paragraph-properties fo:margin-left="0.25mm" fo:margin-right="0mm" fo:margin-top="1.99mm" fo:margin-bottom="0mm" style:contextual-spacing="false" fo:text-align="justify" style:justify-single-word="false" fo:orphans="2" fo:widows="2" fo:text-indent="10mm" style:auto-text-indent="false" fo:background-color="transparent" style:shadow="none" style:writing-mode="lr-tb">
        <style:background-image/>
      </style:paragraph-properties>
      <style:text-properties fo:color="#000000"/>
    </style:style>
    <style:style style:name="P27" style:family="paragraph" style:parent-style-name="Text_20_body" style:list-style-name="L2">
      <style:paragraph-properties fo:margin-left="0.25mm" fo:margin-right="0mm" fo:margin-top="1.99mm" fo:margin-bottom="0mm" style:contextual-spacing="false" fo:text-align="justify" style:justify-single-word="false" fo:orphans="2" fo:widows="2" fo:text-indent="10mm" style:auto-text-indent="false" fo:background-color="transparent" style:shadow="none" style:writing-mode="lr-tb">
        <style:background-image/>
      </style:paragraph-properties>
      <style:text-properties fo:color="#000000" officeooo:paragraph-rsid="005be160"/>
    </style:style>
    <style:style style:name="P28" style:family="paragraph" style:parent-style-name="Text_20_body" style:list-style-name="L2" style:master-page-name="">
      <style:paragraph-properties fo:margin-left="-0.25mm" fo:margin-right="0mm" fo:margin-top="1.99mm" fo:margin-bottom="0mm" style:contextual-spacing="false" fo:text-align="justify" style:justify-single-word="false" fo:orphans="2" fo:widows="2" fo:text-indent="9.24mm" style:auto-text-indent="false" style:page-number="auto" fo:background-color="transparent" style:shadow="none" style:writing-mode="lr-tb">
        <style:background-image/>
      </style:paragraph-properties>
      <style:text-properties fo:color="#000000" officeooo:rsid="005be160" officeooo:paragraph-rsid="005be160"/>
    </style:style>
    <style:style style:name="P29" style:family="paragraph" style:parent-style-name="Text_20_body" style:list-style-name="L2">
      <style:paragraph-properties fo:margin-left="-0.25mm" fo:margin-right="0mm" fo:margin-top="1.99mm" fo:margin-bottom="0mm" style:contextual-spacing="false" fo:text-align="justify" style:justify-single-word="false" fo:orphans="2" fo:widows="2" fo:text-indent="9.24mm" style:auto-text-indent="false" fo:background-color="transparent" style:shadow="none" style:writing-mode="lr-tb">
        <style:background-image/>
      </style:paragraph-properties>
      <style:text-properties fo:color="#000000" officeooo:rsid="005db965" officeooo:paragraph-rsid="005db965"/>
    </style:style>
    <style:style style:name="P30" style:family="paragraph" style:parent-style-name="Text_20_body" style:list-style-name="L3" style:master-page-name="">
      <style:paragraph-properties fo:margin-left="0.25mm" fo:margin-right="0mm" fo:margin-top="1.99mm" fo:margin-bottom="0mm" style:contextual-spacing="false" fo:text-align="justify" style:justify-single-word="false" fo:orphans="2" fo:widows="2" fo:text-indent="7.74mm" style:auto-text-indent="false" style:page-number="auto" fo:background-color="transparent" style:shadow="none" style:writing-mode="lr-tb">
        <style:background-image/>
      </style:paragraph-properties>
      <style:text-properties fo:color="#000000" officeooo:rsid="005db965" officeooo:paragraph-rsid="005db965"/>
    </style:style>
    <style:style style:name="P31" style:family="paragraph" style:parent-style-name="Text_20_body" style:list-style-name="L3">
      <style:paragraph-properties fo:margin-left="0.25mm" fo:margin-right="0mm" fo:margin-top="1.99mm" fo:margin-bottom="0mm" style:contextual-spacing="false" fo:text-align="justify" style:justify-single-word="false" fo:orphans="2" fo:widows="2" fo:text-indent="7.74mm" style:auto-text-indent="false" fo:background-color="transparent" style:shadow="none" style:writing-mode="lr-tb">
        <style:background-image/>
      </style:paragraph-properties>
      <style:text-properties fo:color="#000000" officeooo:paragraph-rsid="006797b6"/>
    </style:style>
    <style:style style:name="P32" style:family="paragraph" style:parent-style-name="Text_20_body" style:list-style-name="L3">
      <style:paragraph-properties fo:margin-left="0.25mm" fo:margin-right="0mm" fo:margin-top="1.99mm" fo:margin-bottom="0mm" style:contextual-spacing="false" fo:text-align="justify" style:justify-single-word="false" fo:orphans="2" fo:widows="2" fo:text-indent="7.74mm" style:auto-text-indent="false" fo:background-color="transparent" style:shadow="none" style:writing-mode="lr-tb">
        <style:background-image/>
      </style:paragraph-properties>
      <style:text-properties fo:color="#000000" style:font-name="Times New Roman" fo:font-size="14pt" fo:language="uk" fo:country="UA" fo:font-style="normal" style:text-underline-style="none" fo:font-weight="normal" officeooo:rsid="006797b6" officeooo:paragraph-rsid="006797b6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33" style:family="paragraph" style:parent-style-name="Text_20_body" style:list-style-name="L3">
      <style:paragraph-properties fo:margin-left="0.25mm" fo:margin-right="0mm" fo:margin-top="1.99mm" fo:margin-bottom="0mm" style:contextual-spacing="false" fo:text-align="justify" style:justify-single-word="false" fo:orphans="2" fo:widows="2" fo:text-indent="7.74mm" style:auto-text-indent="false" fo:background-color="transparent" style:shadow="none" style:writing-mode="lr-tb">
        <style:background-image/>
      </style:paragraph-properties>
      <style:text-properties fo:color="#000000" officeooo:rsid="005ed0c8" officeooo:paragraph-rsid="005ed0c8"/>
    </style:style>
    <style:style style:name="P34" style:family="paragraph" style:parent-style-name="Text_20_body" style:list-style-name="L4" style:master-page-name="">
      <style:paragraph-properties fo:margin-left="0mm" fo:margin-right="0mm" fo:margin-top="1.99mm" fo:margin-bottom="0mm" style:contextual-spacing="false" fo:text-align="justify" style:justify-single-word="false" fo:orphans="2" fo:widows="2" fo:text-indent="8.5mm" style:auto-text-indent="false" style:page-number="auto" fo:background-color="transparent" style:shadow="none" style:writing-mode="lr-tb">
        <style:background-image/>
      </style:paragraph-properties>
      <style:text-properties officeooo:paragraph-rsid="006ccfd8"/>
    </style:style>
    <style:style style:name="P35" style:family="paragraph" style:parent-style-name="Text_20_body" style:list-style-name="L5" style:master-page-name="">
      <style:paragraph-properties fo:margin-left="0mm" fo:margin-right="0mm" fo:margin-top="1.99mm" fo:margin-bottom="0mm" style:contextual-spacing="false" fo:text-align="justify" style:justify-single-word="false" fo:orphans="2" fo:widows="2" fo:text-indent="9.75mm" style:auto-text-indent="false" style:page-number="auto" fo:background-color="transparent" style:shadow="none" style:writing-mode="lr-tb">
        <style:background-image/>
      </style:paragraph-properties>
      <style:text-properties fo:color="#000000" officeooo:paragraph-rsid="00634396"/>
    </style:style>
    <style:style style:name="P36" style:family="paragraph" style:parent-style-name="Text_20_body" style:list-style-name="L5">
      <style:paragraph-properties fo:margin-left="0mm" fo:margin-right="0mm" fo:margin-top="1.99mm" fo:margin-bottom="0mm" style:contextual-spacing="false" fo:line-height="100%" fo:text-align="justify" style:justify-single-word="false" fo:orphans="2" fo:widows="2" fo:text-indent="9.75mm" style:auto-text-indent="false" fo:background-color="transparent" style:shadow="none" style:writing-mode="lr-tb">
        <style:background-image/>
      </style:paragraph-properties>
      <style:text-properties fo:color="#000000" style:font-name="Times New Roman" fo:font-size="14pt" officeooo:rsid="004ae470" officeooo:paragraph-rsid="007016cb" fo:background-color="transparent" style:font-size-asian="14pt" style:font-size-complex="14pt"/>
    </style:style>
    <style:style style:name="P37" style:family="paragraph" style:parent-style-name="Heading_20_1" style:master-page-name="Standard">
      <style:paragraph-properties fo:line-height="100%" style:page-number="auto"/>
      <style:text-properties fo:color="#000000" style:font-name="Times New Roman" fo:font-size="14pt" officeooo:rsid="004eb66f" officeooo:paragraph-rsid="004eb66f" style:font-size-asian="14pt" style:font-size-complex="14pt"/>
    </style:style>
    <style:style style:name="T1" style:family="text">
      <style:text-properties fo:language="uk" fo:country="UA" fo:font-style="normal" style:text-underline-style="none" fo:font-weight="normal" style:letter-kerning="true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language="uk" fo:country="UA" fo:font-style="normal" style:text-underline-style="none" fo:font-weight="normal" officeooo:rsid="0051733c" style:letter-kerning="true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language="uk" fo:country="UA" fo:font-style="normal" style:text-underline-style="none" fo:font-weight="normal" officeooo:rsid="00522ace" style:letter-kerning="true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language="uk" fo:country="UA" fo:font-style="normal" style:text-underline-style="none" fo:font-weight="normal" officeooo:rsid="004d7a48" style:letter-kerning="true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language="uk" fo:country="UA" fo:font-style="normal" style:text-underline-style="none" fo:font-weight="bold" style:letter-kerning="true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style:font-name="Times New Roman" fo:font-size="14pt" fo:language="uk" fo:country="UA" fo:font-style="normal" style:text-underline-style="none" fo:font-weight="normal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color="#000000" style:font-name="Times New Roman" fo:font-size="14pt" fo:language="uk" fo:country="UA" fo:font-style="normal" style:text-underline-style="none" fo:font-weight="normal" officeooo:rsid="0052b12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color="#000000" style:font-name="Times New Roman" fo:font-size="14pt" fo:language="uk" fo:country="UA" fo:font-style="normal" style:text-underline-style="none" fo:font-weight="normal" officeooo:rsid="0048813c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color="#000000" style:font-name="Times New Roman" fo:font-size="14pt" fo:language="uk" fo:country="UA" fo:font-style="normal" style:text-underline-style="none" fo:font-weight="normal" officeooo:rsid="005448c7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color="#000000" style:font-name="Times New Roman" fo:font-size="14pt" fo:language="uk" fo:country="UA" fo:font-style="normal" style:text-underline-style="none" fo:font-weight="normal" officeooo:rsid="00601fde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color="#000000" style:font-name="Times New Roman" fo:font-size="14pt" fo:language="uk" fo:country="UA" fo:font-style="normal" style:text-underline-style="none" fo:font-weight="normal" officeooo:rsid="006797b6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" style:family="text">
      <style:text-properties fo:color="#000000" style:font-name="Times New Roman" fo:font-size="14pt" fo:language="uk" fo:country="UA" fo:font-style="normal" style:text-underline-style="none" fo:font-weight="normal" officeooo:rsid="006ebda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3" style:family="text">
      <style:text-properties fo:color="#000000" style:font-name="Times New Roman" fo:font-size="14pt" fo:language="uk" fo:country="UA" fo:font-style="normal" style:text-underline-style="none" fo:font-weight="normal" officeooo:rsid="002bda22" style:letter-kerning="true" style:font-size-asian="14pt" style:language-asian="uk" style:country-asian="UA" style:font-style-asian="normal" style:font-weight-asian="normal" style:font-name-complex="Times New Roman" style:font-size-complex="14pt" style:font-style-complex="normal" style:font-weight-complex="normal"/>
    </style:style>
    <style:style style:name="T14" style:family="text">
      <style:text-properties fo:color="#000000" style:font-name="Times New Roman" fo:font-size="14pt" fo:language="uk" fo:country="UA" fo:font-style="normal" style:text-underline-style="none" fo:font-weight="normal" officeooo:rsid="002314df" style:letter-kerning="true" style:font-size-asian="14pt" style:language-asian="uk" style:country-asian="UA" style:font-style-asian="normal" style:font-weight-asian="normal" style:font-name-complex="Times New Roman" style:font-size-complex="14pt" style:font-style-complex="normal" style:font-weight-complex="normal"/>
    </style:style>
    <style:style style:name="T15" style:family="text">
      <style:text-properties fo:color="#000000" style:font-name="Times New Roman" fo:font-size="14pt" fo:language="uk" fo:country="UA" fo:font-style="normal" style:text-underline-style="none" fo:font-weight="normal" officeooo:rsid="006797b6" style:letter-kerning="true" style:font-size-asian="14pt" style:language-asian="uk" style:country-asian="UA" style:font-style-asian="normal" style:font-weight-asian="normal" style:font-name-complex="Times New Roman" style:font-size-complex="14pt" style:font-style-complex="normal" style:font-weight-complex="normal"/>
    </style:style>
    <style:style style:name="T16" style:family="text">
      <style:text-properties fo:color="#000000" style:font-name="Times New Roman" fo:font-size="14pt" fo:language="uk" fo:country="UA" fo:font-style="normal" style:text-underline-style="none" fo:font-weight="normal" officeooo:rsid="00601fde" style:letter-kerning="true" style:font-size-asian="14pt" style:language-asian="uk" style:country-asian="UA" style:font-style-asian="normal" style:font-weight-asian="normal" style:font-name-complex="Times New Roman" style:font-size-complex="14pt" style:font-style-complex="normal" style:font-weight-complex="normal"/>
    </style:style>
    <style:style style:name="T17" style:family="text">
      <style:text-properties fo:color="#000000" style:font-name="Times New Roman" fo:font-size="14pt" fo:language="uk" fo:country="UA" fo:font-style="normal" style:text-underline-style="none" fo:font-weight="normal" officeooo:rsid="006ccfd8" style:letter-kerning="true" style:font-size-asian="14pt" style:language-asian="uk" style:country-asian="UA" style:font-style-asian="normal" style:font-weight-asian="normal" style:font-name-complex="Times New Roman" style:font-size-complex="14pt" style:font-style-complex="normal" style:font-weight-complex="normal"/>
    </style:style>
    <style:style style:name="T18" style:family="text">
      <style:text-properties fo:color="#000000" style:font-name="Times New Roman" fo:font-size="14pt" fo:language="uk" fo:country="UA" fo:font-style="normal" style:text-underline-style="none" fo:font-weight="normal" officeooo:rsid="0052b120" style:letter-kerning="true" style:font-size-asian="14pt" style:language-asian="uk" style:country-asian="UA" style:font-style-asian="normal" style:font-weight-asian="normal" style:font-name-complex="Times New Roman" style:font-size-complex="14pt" style:font-style-complex="normal" style:font-weight-complex="normal"/>
    </style:style>
    <style:style style:name="T19" style:family="text">
      <style:text-properties fo:color="#000000" style:font-name="Times New Roman" fo:font-size="14pt" fo:language="uk" fo:country="UA" fo:font-style="normal" style:text-underline-style="none" fo:font-weight="normal" officeooo:rsid="003d93af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style:font-name="Times New Roman" fo:font-size="14pt" fo:language="uk" fo:country="UA" fo:font-style="normal" style:text-underline-style="none" fo:font-weight="normal" officeooo:rsid="003a6f48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style:font-name="Times New Roman" fo:font-size="14pt" fo:language="uk" fo:country="UA" fo:font-style="normal" style:text-underline-style="none" fo:font-weight="normal" officeooo:rsid="003e79b3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style:font-name="Times New Roman" fo:font-size="14pt" fo:language="uk" fo:country="UA" fo:font-style="normal" style:text-underline-style="none" fo:font-weight="normal" officeooo:rsid="003f54e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style:font-name="Times New Roman" fo:font-size="14pt" fo:language="uk" fo:country="UA" fo:font-style="normal" style:text-underline-style="none" fo:font-weight="normal" officeooo:rsid="00601fde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650f70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style:text-underline-style="none" style:font-size-asian="14pt" style:font-size-complex="14pt"/>
    </style:style>
    <style:style style:name="T27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Times New Roman" fo:font-size="14pt" fo:language="uk" fo:country="UA" fo:font-style="normal" style:text-underline-style="none" fo:font-weight="normal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9" style:family="text">
      <style:text-properties style:font-name="Times New Roman" fo:font-size="14pt" fo:language="uk" fo:country="UA" fo:font-style="normal" style:text-underline-style="none" fo:font-weight="normal" officeooo:rsid="001cb57b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0" style:family="text">
      <style:text-properties style:font-name="Times New Roman" fo:font-size="14pt" fo:language="uk" fo:country="UA" fo:font-style="normal" style:text-underline-style="none" fo:font-weight="normal" officeooo:rsid="0051d0ae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1" style:family="text">
      <style:text-properties style:font-name="Times New Roman" fo:font-size="14pt" fo:language="uk" fo:country="UA" fo:font-style="normal" style:text-underline-style="none" fo:font-weight="normal" officeooo:rsid="005448c7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2" style:family="text">
      <style:text-properties style:font-name="Times New Roman" fo:font-size="14pt" fo:language="uk" fo:country="UA" fo:font-style="normal" style:text-underline-style="none" fo:font-weight="normal" officeooo:rsid="004ae47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3" style:family="text">
      <style:text-properties style:font-name="Times New Roman" fo:font-size="14pt" fo:language="uk" fo:country="UA" fo:font-style="normal" style:text-underline-style="none" fo:font-weight="normal" officeooo:rsid="004ec8c2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4" style:family="text">
      <style:text-properties style:font-name="Times New Roman" fo:font-size="14pt" fo:language="uk" fo:country="UA" fo:font-style="normal" style:text-underline-style="none" fo:font-weight="normal" officeooo:rsid="0059ac85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5" style:family="text">
      <style:text-properties style:font-name="Times New Roman" fo:font-size="14pt" fo:language="uk" fo:country="UA" fo:font-style="normal" style:text-underline-style="none" fo:font-weight="normal" officeooo:rsid="0059edbc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6" style:family="text">
      <style:text-properties style:font-name="Times New Roman" fo:font-size="14pt" fo:language="uk" fo:country="UA" fo:font-style="normal" style:text-underline-style="none" fo:font-weight="normal" officeooo:rsid="005be16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7" style:family="text">
      <style:text-properties style:font-name="Times New Roman" fo:font-size="14pt" fo:language="uk" fo:country="UA" fo:font-style="normal" style:text-underline-style="none" fo:font-weight="normal" officeooo:rsid="0051733c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8" style:family="text">
      <style:text-properties style:font-name="Times New Roman" fo:font-size="14pt" fo:language="uk" fo:country="UA" fo:font-style="normal" style:text-underline-style="none" fo:font-weight="normal" officeooo:rsid="002b4081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9" style:family="text">
      <style:text-properties style:font-name="Times New Roman" fo:font-size="14pt" fo:language="uk" fo:country="UA" fo:font-style="normal" style:text-underline-style="none" fo:font-weight="normal" officeooo:rsid="005ed0c8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0" style:family="text">
      <style:text-properties style:font-name="Times New Roman" fo:font-size="14pt" fo:language="uk" fo:country="UA" fo:font-style="normal" style:text-underline-style="none" fo:font-weight="normal" officeooo:rsid="001711fc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1" style:family="text">
      <style:text-properties style:font-name="Times New Roman" fo:font-size="14pt" fo:language="uk" fo:country="UA" fo:font-style="normal" style:text-underline-style="none" fo:font-weight="normal" officeooo:rsid="0055456c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2" style:family="text">
      <style:text-properties style:font-name="Times New Roman" fo:font-size="14pt" fo:language="uk" fo:country="UA" fo:font-style="normal" style:text-underline-style="none" fo:font-weight="normal" officeooo:rsid="00650f7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3" style:family="text">
      <style:text-properties style:font-name="Times New Roman" fo:font-size="14pt" fo:language="uk" fo:country="UA" fo:font-style="normal" style:text-underline-style="none" fo:font-weight="normal" officeooo:rsid="00669739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style:font-name="Times New Roman" fo:font-size="14pt" fo:language="uk" fo:country="UA" fo:font-style="normal" style:text-underline-style="none" fo:font-weight="normal" officeooo:rsid="00676f56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style:font-name="Times New Roman" fo:font-size="14pt" fo:language="uk" fo:country="UA" fo:font-style="normal" style:text-underline-style="none" fo:font-weight="normal" officeooo:rsid="006797b6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style:font-name="Times New Roman" fo:font-size="14pt" fo:language="uk" fo:country="UA" fo:font-style="normal" style:text-underline-style="none" fo:font-weight="normal" officeooo:rsid="006935ec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style:font-name="Times New Roman" fo:font-size="14pt" fo:language="uk" fo:country="UA" fo:font-style="normal" style:text-underline-style="none" fo:font-weight="normal" officeooo:rsid="006aee55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8" style:family="text">
      <style:text-properties style:font-name="Times New Roman" fo:font-size="14pt" fo:language="uk" fo:country="UA" fo:font-style="normal" style:text-underline-style="none" fo:font-weight="normal" officeooo:rsid="006ebda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style:font-name="Times New Roman" fo:font-size="14pt" fo:language="uk" fo:country="UA" fo:font-style="normal" style:text-underline-style="none" fo:font-weight="normal" style:letter-kerning="true" style:font-size-asian="14pt" style:language-asian="uk" style:country-asian="UA" style:font-style-asian="normal" style:font-weight-asian="normal" style:font-name-complex="Times New Roman" style:font-size-complex="14pt" style:font-style-complex="normal" style:font-weight-complex="normal"/>
    </style:style>
    <style:style style:name="T50" style:family="text">
      <style:text-properties style:font-name="Times New Roman" fo:font-size="14pt" fo:language="uk" fo:country="UA" fo:font-style="normal" style:text-underline-style="none" fo:font-weight="normal" officeooo:rsid="00676f56" style:letter-kerning="true" style:font-size-asian="14pt" style:language-asian="uk" style:country-asian="UA" style:font-style-asian="normal" style:font-weight-asian="normal" style:font-name-complex="Times New Roman" style:font-size-complex="14pt" style:font-style-complex="normal" style:font-weight-complex="normal"/>
    </style:style>
    <style:style style:name="T51" style:family="text">
      <style:text-properties style:font-name="Times New Roman" fo:font-size="14pt" fo:language="uk" fo:country="UA" fo:font-style="normal" style:text-underline-style="none" fo:font-weight="normal" officeooo:rsid="004ae470" style:letter-kerning="tru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2" style:family="text">
      <style:text-properties style:font-name="Times New Roman" fo:font-size="14pt" fo:language="uk" fo:country="UA" fo:font-style="normal" style:text-underline-style="none" fo:font-weight="normal" officeooo:rsid="004d7a48" style:letter-kerning="tru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3" style:family="text">
      <style:text-properties style:font-name="Times New Roman" fo:font-size="14pt" fo:language="uk" fo:country="UA" fo:font-style="normal" style:text-underline-style="none" fo:font-weight="normal" officeooo:rsid="004f78f8" style:letter-kerning="tru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4" style:family="text">
      <style:text-properties style:font-name="Times New Roman" fo:font-size="14pt" fo:language="uk" fo:country="UA" fo:font-style="normal" style:text-underline-style="none" fo:font-weight="normal" officeooo:rsid="0051733c" style:letter-kerning="tru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5" style:family="text">
      <style:text-properties style:font-name="Times New Roman" fo:font-size="14pt" fo:language="uk" fo:country="UA" fo:font-style="normal" style:text-underline-style="none" style:letter-kerning="true" style:font-size-asian="14pt" style:font-style-asian="normal" style:font-name-complex="Times New Roman" style:font-size-complex="14pt" style:font-style-complex="normal"/>
    </style:style>
    <style:style style:name="T56" style:family="text">
      <style:text-properties style:font-name="Times New Roman" fo:font-size="14pt" fo:language="uk" fo:country="UA" fo:font-style="normal" style:text-underline-style="none" officeooo:rsid="00508da7" style:letter-kerning="true" style:font-size-asian="14pt" style:font-style-asian="normal" style:font-name-complex="Times New Roman" style:font-size-complex="14pt" style:font-style-complex="normal"/>
    </style:style>
    <style:style style:name="T57" style:family="text">
      <style:text-properties style:font-name="Times New Roman" fo:font-size="14pt" fo:language="uk" fo:country="UA" fo:font-style="normal" style:text-underline-style="none" officeooo:rsid="004ae470" style:letter-kerning="true" style:font-size-asian="14pt" style:font-style-asian="normal" style:font-name-complex="Times New Roman" style:font-size-complex="14pt" style:font-style-complex="normal"/>
    </style:style>
    <style:style style:name="T58" style:family="text">
      <style:text-properties style:font-name="Times New Roman" fo:font-size="14pt" fo:language="uk" fo:country="UA" fo:font-style="normal" style:text-underline-style="none" fo:font-weight="bold" officeooo:rsid="004ae470" style:letter-kerning="true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9" style:family="text">
      <style:text-properties style:font-name="Times New Roman" fo:font-size="14pt" fo:language="uk" fo:country="UA" fo:font-style="normal" style:text-underline-style="none" fo:font-weight="bold" officeooo:rsid="004ae470" style:letter-kerning="true" fo:background-color="transparent" loext:char-shading-value="0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0" style:family="text">
      <style:text-properties style:font-name="Times New Roman" fo:font-size="14pt" fo:language="uk" fo:country="UA" fo:font-style="normal" style:text-underline-style="none" fo:font-weight="bold" officeooo:rsid="0051733c" style:letter-kerning="true" fo:background-color="transparent" loext:char-shading-value="0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1" style:family="text">
      <style:text-properties style:font-name="Times New Roman" fo:font-size="14pt" fo:language="uk" fo:country="UA" fo:font-style="normal" fo:font-weight="normal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2" style:family="text">
      <style:text-properties style:font-name="Times New Roman" fo:font-size="14pt" fo:language="uk" fo:country="UA" fo:font-style="normal" fo:font-weight="normal" officeooo:rsid="0050de91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3" style:family="text">
      <style:text-properties style:font-name="Times New Roman" fo:font-size="14pt" fo:language="uk" fo:country="UA" fo:font-style="normal" fo:font-weight="normal" officeooo:rsid="002b4081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4" style:family="text">
      <style:text-properties style:font-name="Times New Roman" fo:font-size="14pt" fo:language="uk" fo:country="UA" fo:font-style="normal" fo:font-weight="normal" officeooo:rsid="002c0de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style:font-name="Times New Roman" fo:font-size="14pt" fo:language="uk" fo:country="UA" fo:font-style="normal" fo:font-weight="normal" officeooo:rsid="006935ec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6" style:family="text">
      <style:text-properties style:font-name="Times New Roman" fo:font-size="14pt" fo:language="uk" fo:country="UA" fo:font-style="normal" fo:font-weight="normal" officeooo:rsid="006ebda0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style:font-name="Times New Roman" fo:font-size="14pt" fo:language="uk" fo:country="UA" style:text-underline-style="none" style:letter-kerning="true" style:font-size-asian="14pt" style:font-name-complex="Times New Roman" style:font-size-complex="14pt"/>
    </style:style>
    <style:style style:name="T68" style:family="text">
      <style:text-properties style:font-name="Times New Roman" fo:font-size="14pt" fo:language="uk" fo:country="UA" style:text-underline-style="none" officeooo:rsid="001711fc" style:letter-kerning="true" style:font-size-asian="14pt" style:font-name-complex="Times New Roman" style:font-size-complex="14pt"/>
    </style:style>
    <style:style style:name="T69" style:family="text">
      <style:text-properties style:font-name="Times New Roman" fo:font-size="14pt" fo:language="uk" fo:country="UA" style:text-underline-style="none" officeooo:rsid="00508da7" style:letter-kerning="true" style:font-size-asian="14pt" style:font-name-complex="Times New Roman" style:font-size-complex="14pt"/>
    </style:style>
    <style:style style:name="T70" style:family="text">
      <style:text-properties style:font-name="Times New Roman" fo:font-size="14pt" fo:language="uk" fo:country="UA" style:font-size-asian="14pt" style:language-asian="uk" style:country-asian="UA" style:font-size-complex="14pt"/>
    </style:style>
    <style:style style:name="T71" style:family="text">
      <style:text-properties style:font-name="Times New Roman" fo:font-size="14pt" fo:language="uk" fo:country="UA" officeooo:rsid="00162329" style:font-size-asian="14pt" style:language-asian="uk" style:country-asian="UA" style:font-size-complex="14pt"/>
    </style:style>
    <style:style style:name="T72" style:family="text">
      <style:text-properties officeooo:rsid="005448c7"/>
    </style:style>
    <style:style style:name="T73" style:family="text">
      <style:text-properties officeooo:rsid="002b4081"/>
    </style:style>
    <style:style style:name="T74" style:family="text">
      <style:text-properties officeooo:rsid="005db965"/>
    </style:style>
    <style:style style:name="T75" style:family="text">
      <style:text-properties officeooo:rsid="00641d2b"/>
    </style:style>
    <style:style style:name="T76" style:family="text">
      <style:text-properties officeooo:rsid="006ebd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ВИСНОВОК</text:h>
      <text:p text:style-name="P1"><text:span text:style-name="T75">к</text:span>омісії спеціалізованої вченої ради Д26.002.04 при Націоальному технічному університеті України «Київський політехніний інститут»,</text:p>
      <text:p text:style-name="P1">щодо попереднього розгляду дисертаційної роботи</text:p>
      <text:p text:style-name="Ім_27_я_20_здобувача">Гуменного Дмитра Олександровича</text:p>
      <text:p text:style-name="P4"><text:span text:style-name="T26">«</text:span><text:span text:style-name="T68">Автоматизація процесу керування усталеним рухом антропоморфного крокуючого апарата</text:span><text:span text:style-name="T26">»</text:span><text:span text:style-name="T24">, що подана на зд</text:span><text:span text:style-name="T25">о</text:span><text:span text:style-name="T24">буття наукового ступеня кандидата технічних наук за спеціальністю 05.13.07 — автоматизація процесів керування</text:span></text:p>
      <text:p text:style-name="P5"/>
      <text:p text:style-name="P9"><text:span text:style-name="T27">У результаті розгляду дисертаційної роботи Гуменного Д.О., комісією у складі членів спеціалізованої вченої ради Д26.002.04 </text:span><text:span text:style-name="T32">д.т.н., проф. Ланкін</text:span><text:span text:style-name="T28">а</text:span><text:span text:style-name="T47"> </text:span><text:span text:style-name="T32">Ю.М., д.т.н., проф. Бідюк</text:span><text:span text:style-name="T28">а</text:span><text:span text:style-name="T32"> П.І., д.т.н., проф. Стенін</text:span><text:span text:style-name="T28">а</text:span><text:span text:style-name="T32"> О.А. </text:span><text:span text:style-name="T28">було встановлено:</text:span></text:p>
      <text:p text:style-name="P17"><text:span text:style-name="T76">1</text:span><text:span text:style-name="T28">. Дисертаційна робота відповідає паспорту спеціальності 05.13.07 — автоматизація процесів керування та профілю спеціалізованої вченої ради Д26.002.04.</text:span></text:p>
      <text:p text:style-name="P9"><text:span text:style-name="T48">2</text:span><text:span text:style-name="T33">. Дисертаційна робота присвячена вирішенню </text:span><text:span text:style-name="T31">задачі </text:span><text:span text:style-name="T70">підвищення ефективності </text:span><text:span text:style-name="T71">процесу керування усталеним рухом антропоморфного крокуючого апарата на довільній твердій поверхні.</text:span></text:p>
      <text:p text:style-name="P10"><text:span text:style-name="T42">Забезпечення</text:span><text:span text:style-name="T28"> усталеного </text:span><text:span text:style-name="T34">руху</text:span><text:span text:style-name="T28"> </text:span><text:span text:style-name="T30">апарата</text:span><text:span text:style-name="T28"> </text:span><text:span text:style-name="T43">здійснюється шляхом</text:span><text:span text:style-name="T28"> управління його кінематичним положенням з врахуванням динаміки апарата, </text:span><text:span text:style-name="T35">як функції розподілу сили реакції опорної поверхні, </text:span><text:span text:style-name="T43">що </text:span><text:span text:style-name="T44">і</text:span><text:span text:style-name="T35"> </text:span><text:span text:style-name="T28">обумовл</text:span><text:span text:style-name="T44">ює можливість</text:span><text:span text:style-name="T28"> </text:span><text:span text:style-name="T43">йог</text:span><text:span text:style-name="T46">о</text:span><text:span text:style-name="T43"> </text:span><text:span text:style-name="T44">руху </text:span><text:span text:style-name="T29">в у</text:span><text:span text:style-name="T28">мов</text:span><text:span text:style-name="T29">ах</text:span><text:span text:style-name="T28"> </text:span><text:span text:style-name="T43">довільної твердої</text:span><text:span text:style-name="T29"> </text:span><text:span text:style-name="T30">поверхні</text:span><text:span text:style-name="T28">.</text:span></text:p>
      <text:p text:style-name="P15"><text:span text:style-name="T49">Вирішення цієї задачі дозволить ефективно застосовувати антропоморфні </text:span><text:span text:style-name="T50">крокуючі</text:span><text:span text:style-name="T49"> апарати для транспортування, надання сервісу в умовах відсутньої інфрастуктури </text:span><text:span text:style-name="T50">тощо.</text:span></text:p>
      <text:p text:style-name="P11"><text:span text:style-name="T66">3</text:span><text:span text:style-name="T61">. Зд</text:span><text:span text:style-name="T62">о</text:span><text:span text:style-name="T61">бувачем були отримані такі наукові результати:</text:span></text:p>
      <text:list xml:id="list8014284598568793810" text:style-name="L1">
        <text:list-item>
          <text:p text:style-name="P25"><text:span text:style-name="T61">вперше запропоновано новий метод </text:span><text:span text:style-name="T65">відновлення усталеного</text:span><text:span text:style-name="T63"> </text:span><text:span text:style-name="T65">руху </text:span><text:span text:style-name="T64">антропоморфного крокуючого апарата</text:span><text:span text:style-name="T63">, що базується на відстежуванні динаміки</text:span><text:span text:style-name="T61"> </text:span><text:span text:style-name="T63">точки проекції </text:span><text:span text:style-name="T61">його</text:span><text:span text:style-name="T63"> центру мас </text:span><text:span text:style-name="T65">та дозволяє істотно прискорити процес його відновлення</text:span><text:span text:style-name="T63">;</text:span></text:p>
        </text:list-item>
      </text:list>
      <text:list xml:id="list4157182877605788134" text:style-name="L2">
        <text:list-item>
          <text:p text:style-name="P26"><text:span text:style-name="T46">вперше визначені основні критерії дотримання стійкості антропоморфного крокуючого апарата на довільній поверхні, що дозволяє синтезувати систему управління усталеним рухом, яка забезпечує відновлення його положення за</text:span><text:span text:style-name="T72"> даними про розподіл сили реакції опорної поверхні;</text:span></text:p>
        </text:list-item>
        <text:list-item>
          <text:p text:style-name="P27"><text:span text:style-name="T38">в</text:span><text:span text:style-name="T36">перше запропоновано використання регуляторів </text:span><text:span text:style-name="T39">кутого положення ланок антропоморфного крокуючого апарата</text:span><text:span text:style-name="T36"> для</text:span><text:span text:style-name="T73"> відновлення усталеного руху за існуючих передумов його падіння;</text:span></text:p>
        </text:list-item>
        <text:list-item>
          <text:p text:style-name="P28"><text:soft-page-break/><text:span text:style-name="T73">д</text:span>оведена можливість відновлення усталеного руху антропоморфного крокуючого апарата за рахунок формування <text:span text:style-name="T74">відповідного моменту між ланкою стопи апарата і опорною поверхнею;</text:span></text:p>
        </text:list-item>
        <text:list-item>
          <text:p text:style-name="P29">отримало подальший розвиток застосування методів управління усталеним рухом крокуючого апарата, які базуються на відстежуванні положення точки нулевого моменту.</text:p>
        </text:list-item>
      </text:list>
      <text:p text:style-name="P12"><text:span text:style-name="T48">4</text:span><text:span text:style-name="T33">. Практична цінність результатів роботи полягає </text:span><text:span text:style-name="T30">у </text:span><text:span text:style-name="T46">наступному</text:span><text:span text:style-name="T30">:</text:span></text:p>
      <text:list xml:id="list2102191817729411514" text:style-name="L3">
        <text:list-item>
          <text:p text:style-name="P30"><text:span text:style-name="T28">отриман</text:span><text:span text:style-name="T45">і</text:span><text:span text:style-name="T28"> кінематичн</text:span><text:span text:style-name="T45">а</text:span><text:span text:style-name="T28"> та динамічн</text:span><text:span text:style-name="T45">а</text:span><text:span text:style-name="T28"> моделі антропоморфного крокуючо</text:span><text:span text:style-name="T45">го</text:span><text:span text:style-name="T28"> апарата, </text:span><text:span text:style-name="T45">які</text:span><text:span text:style-name="T28"> врах</text:span><text:span text:style-name="T45">овують його </text:span><text:span text:style-name="T28">взаємоді</text:span><text:span text:style-name="T45">ю</text:span><text:span text:style-name="T28"> з </text:span><text:span text:style-name="T45">довільною </text:span><text:span text:style-name="T28">опорною поверхнею;</text:span></text:p>
        </text:list-item>
        <text:list-item>
          <text:p text:style-name="P32">досліджені критичні значення сил реакції опори, при яких антропоморфний крокуючий апарат зберігає усталений рух;</text:p>
        </text:list-item>
        <text:list-item>
          <text:p text:style-name="P32">установлені граничні межі змін моментів між ланкою стопи і опорною поверхнею, за яких крокуючий апарат зберігає задану фазу руху;</text:p>
        </text:list-item>
        <text:list-item>
          <text:p text:style-name="P33"><text:span text:style-name="T45">р</text:span><text:span text:style-name="T28">озроблено структуру регулятора </text:span><text:span text:style-name="T45">кутового позиціювання ланок антропоморфного крокуючого апарата з урахуванням визначених меж зміни його параметрів;</text:span></text:p>
        </text:list-item>
        <text:list-item>
          <text:p text:style-name="P31"><text:span text:style-name="T45">розроблено апаратно-програмний комплекс моніторингу та аналізу параметрів взаємодії апарата з довільною опорною поверхнею, що дозволяє </text:span><text:span text:style-name="T46">здійснити практичну реалізацію запропонованої стратегії</text:span><text:span text:style-name="T45">.</text:span></text:p>
        </text:list-item>
      </text:list>
      <text:p text:style-name="P18"><text:span text:style-name="T12">5</text:span><text:span text:style-name="T6">. Основний зміст роботи достатньо повно викладен</text:span><text:span text:style-name="T7">о у </text:span><text:span text:style-name="hps"><text:span text:style-name="T7">16</text:span></text:span><text:span text:style-name="T7"> </text:span><text:span text:style-name="hps"><text:span text:style-name="T7">наукових</text:span></text:span><text:span text:style-name="T7"> прац</text:span><text:span text:style-name="T9">ях</text:span><text:span text:style-name="hps"><text:span text:style-name="T7">,</text:span></text:span><text:span text:style-name="T7"> </text:span><text:span text:style-name="T11">з яких </text:span><text:span text:style-name="T8">9</text:span><text:span text:style-name="hps"><text:span text:style-name="T7"> стат</text:span></text:span><text:span text:style-name="hps"><text:span text:style-name="T9">т</text:span></text:span><text:span text:style-name="hps"><text:span text:style-name="T11">ей</text:span></text:span><text:span text:style-name="T7"> </text:span><text:span text:style-name="hps"><text:span text:style-name="T7">у наукових фахових виданнях </text:span></text:span><text:span text:style-name="hps"><text:span text:style-name="T11">(</text:span></text:span><text:span text:style-name="T7">з </text:span><text:span text:style-name="hps"><text:span text:style-name="T7">них </text:span></text:span><text:span text:style-name="hps"><text:span text:style-name="T13">1 </text:span></text:span><text:span text:style-name="hps"><text:span text:style-name="T15">входить до </text:span></text:span><text:span text:style-name="hps"><text:span text:style-name="T13">міжнародно</text:span></text:span><text:span text:style-name="hps"><text:span text:style-name="T15">ї</text:span></text:span><text:span text:style-name="hps"><text:span text:style-name="T13"> наукометричн</text:span></text:span><text:span text:style-name="hps"><text:span text:style-name="T15">ої</text:span></text:span><text:span text:style-name="hps"><text:span text:style-name="T13"> баз</text:span></text:span><text:span text:style-name="hps"><text:span text:style-name="T15">и</text:span></text:span><text:span text:style-name="hps"><text:span text:style-name="T13"> </text:span></text:span><text:span text:style-name="hps"><text:span text:style-name="T16">Index </text:span></text:span><text:span text:style-name="hps"><text:span text:style-name="T7">Copernicus</text:span></text:span><text:span text:style-name="hps"><text:span text:style-name="T15">) і</text:span></text:span><text:span text:style-name="T7"> </text:span><text:span text:style-name="hps"><text:span text:style-name="T8">7</text:span></text:span><text:span text:style-name="T7"> </text:span><text:span text:style-name="hps"><text:span text:style-name="T7">матеріалів міжнародних</text:span></text:span><text:span text:style-name="T7"> </text:span><text:span text:style-name="T11">науково-технічних </text:span><text:span text:style-name="hps"><text:span text:style-name="T7">конференцій</text:span></text:span><text:span text:style-name="hps"><text:span text:style-name="T14">.</text:span></text:span></text:p>
      <text:p text:style-name="P18"><text:span text:style-name="hps"><text:span text:style-name="T17">Бібліографічні дані публікованої праці, що входить до міжнародної наукометричної бази <text:s/></text:span></text:span><text:span text:style-name="hps"><text:span text:style-name="T16">Index </text:span></text:span><text:span text:style-name="hps"><text:span text:style-name="T18">Copernicus:</text:span></text:span></text:p>
      <text:list xml:id="list37002916008439603" text:style-name="L4">
        <text:list-item>
          <text:p text:style-name="P34"><text:span text:style-name="T19">Гуменний Д.О.</text:span><text:span text:style-name="T20"> Компютерное моделирование антропоморфного шагающего апарата с сенсорной опорой / </text:span><text:span text:style-name="T19">Гуменний Д.О., Ткач М.М.</text:span><text:span text:style-name="T20"> // Bulgarian journal for Engineering Design - </text:span><text:span text:style-name="T21">2</text:span><text:span text:style-name="T22">3</text:span><text:span text:style-name="T20">.</text:span><text:span text:style-name="T19">0</text:span><text:span text:style-name="T21">7</text:span><text:span text:style-name="T20">.201</text:span><text:span text:style-name="T21">4</text:span><text:span text:style-name="T20"> C. </text:span><text:span text:style-name="T21">1</text:span><text:span text:style-name="T22">0</text:span><text:span text:style-name="T21">3-1</text:span><text:span text:style-name="T22">09 </text:span><text:span text:style-name="T23">(іноземне видання, включене до міжнародної наукометричної бази Index </text:span><text:span text:style-name="hps"><text:span text:style-name="T7">Copernicus</text:span></text:span><text:span text:style-name="hps"><text:span text:style-name="T10">)</text:span></text:span></text:p>
        </text:list-item>
      </text:list>
      <text:p text:style-name="P16"><text:span text:style-name="T76">6</text:span>. Враховуючи актуальність вирішеної проблеми, вискорий технічний рівень та практичну цінність виконаної роботи, комісія вважає, що дисертаційна робота Гуменного Д.О. відповідає вимогам до кандидатської дисертації.</text:p>
      <text:p text:style-name="P13"><text:span text:style-name="T28"><text:tab/>У відповідності до викладеного, комісія рекомендує спеціалізованій вченій раді Д26.002.04 прийняти до захисту дисертаційну роботу Гуменного Дмитра Олександровича на тему “</text:span><text:span text:style-name="T40">Автоматизація процесу керування усталеним рухом антропоморфного крокуючого апарата”.</text:span></text:p>
      <text:p text:style-name="P14"><text:span text:style-name="T48">7</text:span><text:span text:style-name="T40">. </text:span><text:span text:style-name="T28">Комісія </text:span><text:span text:style-name="T41">пропонує</text:span><text:span text:style-name="T28"> рекомендувати офіційними опонентами:</text:span></text:p>
      <text:list xml:id="list2338670781804205240" text:style-name="L5">
        <text:list-item>
          <text:p text:style-name="P35"><text:span text:style-name="T51">доктора технічних наук, </text:span><text:span text:style-name="T52">професор</text:span><text:span text:style-name="T53">а</text:span><text:span text:style-name="T52">, </text:span><text:span text:style-name="T53">заступника генерального директора з наукової роботи </text:span><text:span text:style-name="T28">Державн</text:span><text:span text:style-name="T37">ого</text:span><text:span text:style-name="T28"> підприємств</text:span><text:span text:style-name="T37">а </text:span><text:span text:style-name="T28">"Науково-виробнича корпорація </text:span><text:soft-page-break/><text:span text:style-name="T28">Київський інститут автоматики" Мінпромполітики України та НАН України </text:span><text:span text:style-name="T58">Гр</text:span><text:span text:style-name="T59">абовського Ге</text:span><text:span text:style-name="T60">оргія Геннадійовича</text:span><text:span text:style-name="T54">;</text:span></text:p>
        </text:list-item>
        <text:list-item>
          <text:p text:style-name="P36"><text:span text:style-name="T2">кандидата технічних наук, </text:span><text:span text:style-name="T3">доцента,</text:span><text:span text:style-name="T4"> </text:span><text:span text:style-name="T2">головного конструктора київського спеціалізованого конструкторського бюро “СКБ–Перспектива”<text:line-break/></text:span><text:span text:style-name="T5">Поліщука Михайла Миколайовича</text:span><text:span text:style-name="T1">.</text:span></text:p>
        </text:list-item>
      </text:list>
      <text:p text:style-name="P9"><text:span text:style-name="T76">8</text:span>. Рекомендувати до затвердження перелік установ, організацій і осіб для розсилки автореферату.</text:p>
      <text:p text:style-name="P9"/>
      <text:p text:style-name="P22"/>
      <text:p text:style-name="P2">Члени комісії:</text:p>
      <text:p text:style-name="P2"/>
      <text:p text:style-name="P3"/>
      <text:p text:style-name="P6"><text:span text:style-name="T55">д.т.н., проф.<text:tab/><text:tab/><text:tab/>________________<text:tab/></text:span><text:span text:style-name="T56">Ю.М. </text:span><text:span text:style-name="T57">Ланкін</text:span></text:p>
      <text:p text:style-name="P6"><text:span text:style-name="T57"/></text:p>
      <text:p text:style-name="P6"/>
      <text:p text:style-name="P7"><text:span text:style-name="T57">д.</text:span><text:span text:style-name="T55">т.н., проф.<text:tab/><text:tab/><text:tab/>________________<text:tab/>П.І. </text:span><text:span text:style-name="T57">Бідюк</text:span></text:p>
      <text:p text:style-name="P7"><text:span text:style-name="T57"/></text:p>
      <text:p text:style-name="P7"/>
      <text:p text:style-name="P8"><text:span text:style-name="T67">д.т.н., проф.<text:tab/><text:tab/><text:tab/>________________<text:tab/></text:span><text:span text:style-name="T69">О.А. </text:span><text:span text:style-name="T67">Стені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1.99mm" fo:margin-bottom="0mm" style:contextual-spacing="false" fo:text-align="justify" style:justify-single-word="false" fo:text-indent="10mm" style:auto-text-indent="false" style:page-number="auto" fo:background-color="transparent" style:shadow="none">
        <style:background-image/>
      </style:paragraph-properties>
      <style:text-properties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mm" fo:margin-bottom="1.99mm" style:contextual-spacing="false" fo:line-height="150%" fo:text-align="center" style:justify-single-word="false" fo:keep-with-next="always"/>
      <style:text-properties style:font-name="Times New Roman" fo:font-family="'Times New Roman'" style:font-family-generic="roman" style:font-pitch="variable" fo:font-size="14pt" fo:language="uk" fo:country="UA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Тіло_20_тексту" style:display-name="Тіло тексту" style:family="paragraph" style:parent-style-name="Standard" style:class="text">
      <style:paragraph-properties fo:margin-left="0mm" fo:margin-right="0mm" fo:line-height="100%" fo:text-align="justify" style:justify-single-word="false" fo:orphans="2" fo:widows="2" fo:text-indent="6.35mm" style:auto-text-indent="false" style:writing-mode="lr-tb"/>
    </style:style>
    <style:style style:name="Text_20_body_20_indent" style:display-name="Text body indent" style:family="paragraph" style:parent-style-name="Standard" style:class="text">
      <style:paragraph-properties fo:margin-left="4.99mm" fo:margin-right="0mm" fo:margin-top="0mm" fo:margin-bottom="2.12mm" style:contextual-spacing="false" fo:text-indent="0mm" style:auto-text-indent="false"/>
    </style:style>
    <style:style style:name="_31_" style:display-name="1" style:family="paragraph" style:parent-style-name="Standard" style:class="text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Ім_27_я_20_здобувача" style:display-name="Ім'я здобувача" style:family="paragraph" style:parent-style-name="Standard" style:class="text">
      <style:paragraph-properties fo:margin-top="1.01mm" fo:margin-bottom="1.01mm" style:contextual-spacing="false" fo:line-height="100%" fo:text-align="center" style:justify-single-word="false"/>
      <style:text-properties fo:color="#000000" style:font-name="Times New Roman" fo:font-family="'Times New Roman'" style:font-family-generic="roman" style:font-pitch="variable" fo:font-size="14pt" fo:font-style="italic" fo:font-weight="bold" officeooo:rsid="004eb66f" style:font-size-asian="14pt" style:font-style-asian="italic" style:font-weight-asian="bold" style:font-size-complex="14pt" style:font-style-complex="italic" style:font-weight-complex="bold"/>
    </style:style>
    <style:style style:name="WW8Num1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333333" style:text-underline-style="solid" style:text-underline-width="auto" style:text-underline-color="font-color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1" style:display-name="Основной шрифт абзаца1" style:family="text"/>
    <style:style style:name="hps" style:family="text" style:parent-style-name="Основной_20_шрифт_20_абзаца1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6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 text:list-tab-stop-position="3.7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5.86mm" fo:margin-bottom="12.68mm" fo:margin-left="31.75mm" fo:margin-right="13.16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ГОДА</dc:title>
    <meta:initial-creator>Victor Kazmirenko</meta:initial-creator>
    <meta:creation-date>2013-09-13T08:40:00</meta:creation-date>
    <dc:creator>Dmytro Humennyi</dc:creator>
    <dc:date>2016-07-04T11:57:35.884669159</dc:date>
    <meta:print-date>2016-03-21T11:29:02.731620339</meta:print-date>
    <meta:editing-cycles>94</meta:editing-cycles>
    <meta:editing-duration>PT19H45M37S</meta:editing-duration>
    <meta:generator>LibreOffice/4.2.8.2$Linux_X86_64 LibreOffice_project/420m0$Build-2</meta:generator>
    <meta:printed-by>Dmytro Humennyi</meta:printed-by>
    <meta:document-statistic meta:table-count="0" meta:image-count="0" meta:object-count="0" meta:page-count="3" meta:paragraph-count="35" meta:word-count="597" meta:character-count="5010" meta:non-whitespace-character-count="4452"/>
  </office:meta>
</office:document-meta>
</file>